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4.2589in" svg:y="0.08495in" svg:width="4.63107in" svg:height="1.68932in" draw:id="id63" draw:style-name="a383" draw:name="Rectangle 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492in" svg:y="2.18932in" svg:width="3.99838in" svg:height="1.68932in" draw:id="id64" draw:style-name="a386" draw:name="Rectangle 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7444in" svg:y="2.16019in" svg:width="3.99838in" svg:height="1.68932in" draw:id="id65" draw:style-name="a389" draw:name="Rectangle 6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589in" svg:y="2.15777in" svg:width="3.99838in" svg:height="1.68932in" draw:id="id66" draw:style-name="a392" draw:name="Rectangle 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3285in" svg:y="4.233in" svg:width="3.27184in" svg:height="1.03157in" draw:id="id67" draw:style-name="a395" draw:name="Rectangle 12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589in" svg:y="4.19173in" svg:width="1.80745in" svg:height="1.03157in" draw:id="id68" draw:style-name="a398" draw:name="Rectangle 13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4983in" svg:y="4.21115in" svg:width="2.1699in" svg:height="1.03157in" draw:id="id69" draw:style-name="a401" draw:name="Rectangle 15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4" draw:name="TextBox 16" svg:x="5.66262in" svg:y="0.47522in" svg:width="2.00809in" svg:height="0.90879in">
          <draw:text-box>
            <text:p text:style-name="a403" text:class-names="" text:cond-style-name=""><text:span text:style-name="a402" text:class-names="">Home</text:span></text:p>
          </draw:text-box>
          <svg:title/>
          <svg:desc/>
        </draw:frame>
        <draw:frame draw:id="id71" draw:style-name="a407" draw:name="TextBox 17" svg:x="1.72007in" svg:y="2.76999in" svg:width="2.85437in" svg:height="0.50488in">
          <draw:text-box>
            <text:p text:style-name="a406" text:class-names="" text:cond-style-name=""><text:span text:style-name="a405" text:class-names="">Advies</text:span></text:p>
          </draw:text-box>
          <svg:title/>
          <svg:desc/>
        </draw:frame>
        <draw:frame draw:id="id72" draw:style-name="a410" draw:name="TextBox 18" svg:x="5.3123in" svg:y="2.73542in" svg:width="2.69903in" svg:height="0.50488in">
          <draw:text-box>
            <text:p text:style-name="a409" text:class-names="" text:cond-style-name=""><text:span text:style-name="a408" text:class-names="">Weekoverzicht</text:span></text:p>
          </draw:text-box>
          <svg:title/>
          <svg:desc/>
        </draw:frame>
        <draw:frame draw:id="id73" draw:style-name="a413" draw:name="TextBox 19" svg:x="9.8479in" svg:y="2.74074in" svg:width="3.26052in" svg:height="0.50488in">
          <draw:text-box>
            <text:p text:style-name="a412" text:class-names="" text:cond-style-name=""><text:span text:style-name="a411" text:class-names="">Weerkaart</text:span></text:p>
          </draw:text-box>
          <svg:title/>
          <svg:desc/>
        </draw:frame>
        <draw:frame draw:id="id74" draw:style-name="a416" draw:name="TextBox 23" svg:x="5.17192in" svg:y="4.37352in" svg:width="2.80744in" svg:height="0.70684in">
          <draw:text-box>
            <text:p text:style-name="a415" text:class-names="" text:cond-style-name=""><text:span text:style-name="a414" text:class-names="">Tabel met weergegevens opkomende week</text:span></text:p>
          </draw:text-box>
          <svg:title/>
          <svg:desc/>
        </draw:frame>
        <draw:frame draw:id="id75" draw:style-name="a419" draw:name="TextBox 26" svg:x="8.93608in" svg:y="4.27474in" svg:width="1.58576in" svg:height="1.00977in">
          <draw:text-box>
            <text:p text:style-name="a418" text:class-names="" text:cond-style-name=""><text:span text:style-name="a417" text:class-names="">Kaart van overtrekkendwolken</text:span></text:p>
          </draw:text-box>
          <svg:title/>
          <svg:desc/>
        </draw:frame>
        <draw:frame draw:id="id76" draw:style-name="a422" draw:name="TextBox 27" svg:x="11.00566in" svg:y="4.19173in" svg:width="2.14562in" svg:height="1.00977in">
          <draw:text-box>
            <text:p text:style-name="a421" text:class-names="" text:cond-style-name=""><text:span text:style-name="a420" text:class-names="">Kaart met temperaturen voor heel Nederland</text:span></text:p>
          </draw:text-box>
          <svg:title/>
          <svg:desc/>
        </draw:frame>
        <draw:connector draw:type="line" svg:x1="6.57443in" svg:y1="1.77427in" draw:start-shape="id63" draw:start-glue-point="2" svg:x2="6.57363in" svg:y2="2.16019in" draw:end-shape="id65" draw:end-glue-point="0" draw:id="id77" draw:style-name="a423" draw:name="Straight Connector 31">
          <svg:title/>
          <svg:desc/>
        </draw:connector>
        <draw:connector draw:type="line" svg:x1="10.75809in" svg:y1="2.15777in" draw:start-shape="id66" draw:start-glue-point="0" svg:x2="6.57443in" svg:y2="1.77427in" draw:end-shape="id63" draw:end-glue-point="2" draw:id="id78" draw:style-name="a424" draw:name="Straight Connector 34">
          <svg:title/>
          <svg:desc/>
        </draw:connector>
        <draw:connector draw:type="line" svg:x1="2.22411in" svg:y1="2.18932in" draw:start-shape="id64" draw:start-glue-point="0" svg:x2="6.57443in" svg:y2="1.77427in" draw:end-shape="id63" draw:end-glue-point="2" draw:id="id79" draw:style-name="a425" draw:name="Straight Connector 38">
          <svg:title/>
          <svg:desc/>
        </draw:connector>
        <draw:connector draw:type="line" svg:x1="2.22411in" svg:y1="3.87864in" draw:start-shape="id64" draw:start-glue-point="2" svg:x2="2.22411in" svg:y2="4.21601in" draw:end-shape="id80" draw:end-glue-point="0" draw:id="id81" draw:style-name="a426" draw:name="Straight Connector 46">
          <svg:title/>
          <svg:desc/>
        </draw:connector>
        <draw:connector draw:type="line" svg:x1="6.57363in" svg:y1="3.84951in" draw:start-shape="id65" draw:start-glue-point="2" svg:x2="6.56877in" svg:y2="4.233in" draw:end-shape="id67" draw:end-glue-point="0" draw:id="id82" draw:style-name="a427" draw:name="Straight Connector 50">
          <svg:title/>
          <svg:desc/>
        </draw:connector>
        <draw:connector draw:type="line" svg:x1="10.75809in" svg:y1="3.84709in" draw:start-shape="id66" draw:start-glue-point="2" svg:x2="12.03479in" svg:y2="4.21115in" draw:end-shape="id69" draw:end-glue-point="0" draw:id="id83" draw:style-name="a428" draw:name="Straight Connector 61">
          <svg:title/>
          <svg:desc/>
        </draw:connector>
        <draw:connector draw:type="line" svg:x1="10.75809in" svg:y1="3.84709in" draw:start-shape="id66" draw:start-glue-point="2" svg:x2="9.66262in" svg:y2="4.19173in" draw:end-shape="id68" draw:end-glue-point="0" draw:id="id84" draw:style-name="a429" draw:name="Straight Connector 63">
          <svg:title/>
          <svg:desc/>
        </draw:connector>
        <draw:custom-shape svg:x="0.58819in" svg:y="4.21601in" svg:width="3.27184in" svg:height="1.03157in" draw:id="id80" draw:style-name="a432" draw:name="Rectangle 7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35" draw:name="TextBox 76" svg:x="0.8034in" svg:y="4.42343in" svg:width="2.93204in" svg:height="0.70684in">
          <draw:text-box>
            <text:p text:style-name="a434" text:class-names="" text:cond-style-name=""><text:span text:style-name="a433" text:class-names="">Advies voor bepaalde buitenactivcteiten<text:s text:c="1"/></text:span></text:p>
          </draw:text-box>
          <svg:title/>
          <svg:desc/>
        </draw:frame>
        <draw:custom-shape svg:x="9.5097in" svg:y="0.27133in" svg:width="3.26052in" svg:height="1.29663in" draw:id="id86" draw:style-name="a438" draw:name="Rectangle 7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41" draw:name="TextBox 78" svg:x="10.07807in" svg:y="0.52025in" svg:width="2.39887in" svg:height="0.70684in">
          <draw:text-box>
            <text:p text:style-name="a440" text:class-names="" text:cond-style-name=""><text:span text:style-name="a439" text:class-names="">Temepratuur huidige locatie + icon</text:span></text:p>
          </draw:text-box>
          <svg:title/>
          <svg:desc/>
        </draw:frame>
        <draw:custom-shape svg:x="0.58819in" svg:y="0.2813in" svg:width="3.26052in" svg:height="1.29663in" draw:id="id88" draw:style-name="a444" draw:name="Rectangle 79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47" draw:name="TextBox 80" svg:x="0.85639in" svg:y="0.54533in" svg:width="3.06877in" svg:height="0.70684in">
          <draw:text-box>
            <text:p text:style-name="a446" text:class-names="" text:cond-style-name=""><text:span text:style-name="a445" text:class-names="">Diverse weergegevens bij huidgie dag en locatie</text:span></text:p>
          </draw:text-box>
          <svg:title/>
          <svg:desc/>
        </draw:frame>
        <draw:connector draw:type="line" svg:x1="4.2589in" svg:y1="0.92961in" draw:start-shape="id63" draw:start-glue-point="3" svg:x2="3.84871in" svg:y2="0.92961in" draw:end-shape="id88" draw:end-glue-point="1" draw:id="id90" draw:style-name="a448" draw:name="Straight Connector 82">
          <svg:title/>
          <svg:desc/>
        </draw:connector>
        <draw:connector draw:type="line" svg:x1="8.88997in" svg:y1="0.92961in" draw:start-shape="id63" draw:start-glue-point="1" svg:x2="9.5097in" svg:y2="0.91964in" draw:end-shape="id86" draw:end-glue-point="3" draw:id="id91" draw:style-name="a449" draw:name="Straight Connector 8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1in" svg:y="1.83854in" svg:width="5.64062in" svg:height="0.90104in"/>
      <presentation:placeholder presentation:object="object" svg:x="0.91841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1in" svg:y="0.5in" svg:width="4.30035in" svg:height="1.75in"/>
      <presentation:placeholder presentation:object="object" svg:x="5.6684in" svg:y="1.07986in" svg:width="6.75in" svg:height="5.32986in"/>
      <presentation:placeholder presentation:object="outline" svg:x="0.91841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1in" svg:y="0.5in" svg:width="4.30035in" svg:height="1.75in"/>
      <presentation:placeholder presentation:object="graphic" svg:x="5.6684in" svg:y="1.07986in" svg:width="6.75in" svg:height="5.32986in"/>
      <presentation:placeholder presentation:object="outline" svg:x="0.91841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99994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0.99994in" fo:margin-left="1.74989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75in" style:font-size-asian="0.38875in" style:font-size-complex="0.3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99994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99994in" fo:margin-left="2.24986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0.99994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0.99994in" fo:margin-left="1.24992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4in"/>
      </text:list-level-style-number>
      <text:list-level-style-number text:level="7" style:num-format="">
        <style:list-level-properties text:space-before="2.99981in"/>
      </text:list-level-style-number>
      <text:list-level-style-number text:level="8" style:num-format="">
        <style:list-level-properties text:space-before="3.49978in"/>
      </text:list-level-style-number>
      <text:list-level-style-number text:level="9" style:num-format="">
        <style:list-level-properties text:space-before="3.99975in"/>
      </text:list-level-style-number>
    </text:list-style>
    <text:list-style style:name="a7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4in"/>
      </text:list-level-style-number>
      <text:list-level-style-number text:level="7" style:num-format="">
        <style:list-level-properties text:space-before="2.99981in"/>
      </text:list-level-style-number>
      <text:list-level-style-number text:level="8" style:num-format="">
        <style:list-level-properties text:space-before="3.49978in"/>
      </text:list-level-style-number>
      <text:list-level-style-number text:level="9" style:num-format="">
        <style:list-level-properties text:space-before="3.9997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4in"/>
      </text:list-level-style-number>
      <text:list-level-style-number text:level="7" style:num-format="">
        <style:list-level-properties text:space-before="2.99981in"/>
      </text:list-level-style-number>
      <text:list-level-style-number text:level="8" style:num-format="">
        <style:list-level-properties text:space-before="3.49978in"/>
      </text:list-level-style-number>
      <text:list-level-style-number text:level="9" style:num-format="">
        <style:list-level-properties text:space-before="3.99975in"/>
      </text:list-level-style-number>
    </text:list-style>
    <text:list-style style:name="a1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4in"/>
      </text:list-level-style-number>
      <text:list-level-style-number text:level="7" style:num-format="">
        <style:list-level-properties text:space-before="2.99981in"/>
      </text:list-level-style-number>
      <text:list-level-style-number text:level="8" style:num-format="">
        <style:list-level-properties text:space-before="3.49978in"/>
      </text:list-level-style-number>
      <text:list-level-style-number text:level="9" style:num-format="">
        <style:list-level-properties text:space-before="3.99975in"/>
      </text:list-level-style-number>
    </text:list-style>
    <text:list-style style:name="a14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4in"/>
      </text:list-level-style-number>
      <text:list-level-style-number text:level="7" style:num-format="">
        <style:list-level-properties text:space-before="2.99981in"/>
      </text:list-level-style-number>
      <text:list-level-style-number text:level="8" style:num-format="">
        <style:list-level-properties text:space-before="3.49978in"/>
      </text:list-level-style-number>
      <text:list-level-style-number text:level="9" style:num-format="">
        <style:list-level-properties text:space-before="3.99975in"/>
      </text:list-level-style-number>
    </text:list-style>
    <text:list-style style:name="a12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4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1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8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5in" text:min-label-width="0.2499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1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1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1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1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1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1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icky De boer</meta:initial-creator>
    <dc:creator>Nicky De boer</dc:creator>
    <meta:creation-date>2021-05-25T12:40:59Z</meta:creation-date>
    <dc:date>2021-05-25T14:16:44Z</dc:date>
    <meta:template xlink:href="Office%20Theme" xlink:type="simple"/>
    <meta:editing-cycles>5</meta:editing-cycles>
    <meta:editing-duration>PT5745S</meta:editing-duration>
    <meta:document-statistic meta:paragraph-count="10" meta:word-count="34"/>
  </office:meta>
</office:document-meta>
</file>